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470000023D29D3536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bitmap" draw:fill-image-name="Bitmap_20_5" style:repeat="stretch" draw:textarea-horizontal-align="center" draw:textarea-vertical-align="middle" loext:decorative="false"/>
    </style:style>
    <style:style style:name="gr2" style:family="graphic" style:parent-style-name="standard">
      <style:graphic-properties svg:stroke-width="0.159cm" svg:stroke-color="#000000" draw:marker-start-width="0.437cm" draw:marker-end-width="0.437cm" draw:fill="none" loext:fill-use-slide-background="false" draw:textarea-horizontal-align="justify" draw:textarea-vertical-align="middle" draw:auto-grow-height="false" fo:min-height="4.084cm" fo:min-width="3.834cm" fo:padding-top="0.203cm" fo:padding-bottom="0.203cm" fo:padding-left="0.328cm" fo:padding-right="0.328cm" fo:wrap-option="wrap" loext:decorative="false"/>
    </style:style>
    <style:style style:name="P1" style:family="paragraph">
      <loext:graphic-properties draw:fill="bitmap" draw:fill-image-name="Bitmap_20_5" style:repeat="stretc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6.406cm" svg:height="6.348cm" svg:x="0.635cm" svg:y="0.635cm" svg:viewBox="0 0 6407 6349" svg:d="M0 2461c10-43 20-86 31-128 74-274 183-538 326-785 142-247 317-474 517-674s427-375 674-517c247-143 511-252 785-326 42-11 85-21 128-31h1429c43 10 86 20 128 31 274 74 538 183 785 326 247 142 474 317 674 517s375 427 517 674c143 247 252 511 326 785 39 148 69 299 87 452v781c-18 153-48 304-87 452-74 274-183 538-326 785-142 247-317 474-517 674s-427 375-674 517c-247 143-511 252-785 326-39 10-79 20-119 29h-1447c-40-9-80-19-119-29-274-74-538-183-785-326-247-142-474-317-674-517s-375-427-517-674c-143-247-252-511-326-785-11-42-21-85-31-128z">
          <text:p/>
        </draw:path>
        <draw:custom-shape draw:style-name="gr2" draw:text-style-name="P2" draw:layer="layout" svg:width="6.35cm" svg:height="6.35cm" svg:x="0.63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5" draw:display-name="Bitmap 5" xlink:href="Pictures/10000000000002470000023D29D35369.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7T12:51:22.495000000</meta:creation-date>
    <dc:date>2024-04-27T17:20:30.004000000</dc:date>
    <meta:editing-duration>PT6M7S</meta:editing-duration>
    <meta:editing-cycles>2</meta:editing-cycles>
    <meta:generator>LibreOffice/24.2.2.2$Windows_X86_64 LibreOffice_project/d56cc158d8a96260b836f100ef4b4ef25d6f1a01</meta:generator>
    <meta:document-statistic meta:object-count="2"/>
  </office:meta>
</office:document-meta>
</file>